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65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24_20_5kHz">
      <style:table-properties table:display="true" style:writing-mode="lr-tb"/>
    </style:style>
    <style:style style:name="ta2" style:family="table" style:master-page-name="PageStyle_5f_D24_20_10_20_kHz">
      <style:table-properties table:display="true" style:writing-mode="lr-tb"/>
    </style:style>
    <style:style style:name="ta3" style:family="table" style:master-page-name="PageStyle_5f_D24_20_30kHz">
      <style:table-properties table:display="true" style:writing-mode="lr-tb"/>
    </style:style>
    <style:style style:name="ta4" style:family="table" style:master-page-name="PageStyle_5f_D24_20_60kHz">
      <style:table-properties table:display="true" style:writing-mode="lr-tb"/>
    </style:style>
    <style:style style:name="ta5" style:family="table" style:master-page-name="PageStyle_5f_D24_20_100kH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Calibri" style:font-name-asian="Tahoma" style:font-name-complex="Lohit Devanaga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24 5kHz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5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9"/>
          <table:table-cell office:value-type="string" calcext:value-type="string">
            <text:p>Root</text:p>
          </table:table-cell>
          <table:table-cell table:number-columns-repeated="4"/>
          <table:table-cell office:value-type="string" calcext:value-type="string">
            <text:p>Root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number-columns-repeated="3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.96" calcext:value-type="float">
            <text:p>18.96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  <table:table-cell table:formula="of:=AVERAGE([.B4:.D4])" office:value-type="float" office:value="18.9766666666667" calcext:value-type="float">
            <text:p>18.9766666666667</text:p>
          </table:table-cell>
          <table:table-cell table:formula="of:=SQRT(((MAX([.B4:.D4])-MIN([.B4:.D4]))/2)^2+0.005^2)+0.051" office:value-type="float" office:value="0.0716155281280879" calcext:value-type="float">
            <text:p>0.071615528128088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4321015429488" calcext:value-type="float">
            <text:p>2.94321015429488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377387290328937" calcext:value-type="float">
            <text:p>0.0037738729032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8.9766666666667" calcext:value-type="float">
            <text:p>18.97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206155281280879" calcext:value-type="float">
            <text:p>0.020615528128088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625" calcext:value-type="float">
            <text:p>15.625</text:p>
          </table:table-cell>
          <table:table-cell office:value-type="float" office:value="15.62" calcext:value-type="float">
            <text:p>15.62</text:p>
          </table:table-cell>
          <table:table-cell office:value-type="float" office:value="15.61" calcext:value-type="float">
            <text:p>15.61</text:p>
          </table:table-cell>
          <table:table-cell table:formula="of:=AVERAGE([.B5:.D5])" office:value-type="float" office:value="15.6183333333333" calcext:value-type="float">
            <text:p>15.6183333333333</text:p>
          </table:table-cell>
          <table:table-cell table:formula="of:=SQRT(((MAX([.B5:.D5])-MIN([.B5:.D5]))/2)^2+0.005^2)+0.051" office:value-type="float" office:value="0.0600138781886602" calcext:value-type="float">
            <text:p>0.06001387818866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4844543790768" calcext:value-type="float">
            <text:p>2.74844543790768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384252768255214" calcext:value-type="float">
            <text:p>0.00384252768255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6183333333333" calcext:value-type="float">
            <text:p>15.61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.195" calcext:value-type="float">
            <text:p>14.195</text:p>
          </table:table-cell>
          <table:table-cell office:value-type="float" office:value="14.165" calcext:value-type="float">
            <text:p>14.165</text:p>
          </table:table-cell>
          <table:table-cell office:value-type="float" office:value="14.16" calcext:value-type="float">
            <text:p>14.16</text:p>
          </table:table-cell>
          <table:table-cell table:formula="of:=AVERAGE([.B6:.D6])" office:value-type="float" office:value="14.1733333333333" calcext:value-type="float">
            <text:p>14.1733333333333</text:p>
          </table:table-cell>
          <table:table-cell table:formula="of:=SQRT(((MAX([.B6:.D6])-MIN([.B6:.D6]))/2)^2+0.005^2)+0.051" office:value-type="float" office:value="0.0692002747232014" calcext:value-type="float">
            <text:p>0.069200274723201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5136226480564" calcext:value-type="float">
            <text:p>2.65136226480564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488242766156171" calcext:value-type="float">
            <text:p>0.00488242766156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1733333333333" calcext:value-type="float">
            <text:p>14.17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.31" calcext:value-type="float">
            <text:p>13.31</text:p>
          </table:table-cell>
          <table:table-cell office:value-type="float" office:value="13.285" calcext:value-type="float">
            <text:p>13.285</text:p>
          </table:table-cell>
          <table:table-cell office:value-type="float" office:value="13.315" calcext:value-type="float">
            <text:p>13.315</text:p>
          </table:table-cell>
          <table:table-cell table:formula="of:=AVERAGE([.B7:.D7])" office:value-type="float" office:value="13.3033333333333" calcext:value-type="float">
            <text:p>13.3033333333333</text:p>
          </table:table-cell>
          <table:table-cell table:formula="of:=SQRT(((MAX([.B7:.D7])-MIN([.B7:.D7]))/2)^2+0.005^2)+0.051" office:value-type="float" office:value="0.0668113883008416" calcext:value-type="float">
            <text:p>0.066811388300842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58801463039253" calcext:value-type="float">
            <text:p>2.58801463039253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502215396899335" calcext:value-type="float">
            <text:p>0.00502215396899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3033333333333" calcext:value-type="float">
            <text:p>13.30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715" calcext:value-type="float">
            <text:p>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68" calcext:value-type="float">
            <text:p>12.68</text:p>
          </table:table-cell>
          <table:table-cell table:formula="of:=AVERAGE([.B8:.D8])" office:value-type="float" office:value="12.7016666666667" calcext:value-type="float">
            <text:p>12.7016666666667</text:p>
          </table:table-cell>
          <table:table-cell table:formula="of:=SQRT(((MAX([.B8:.D8])-MIN([.B8:.D8]))/2)^2+0.005^2)+0.051" office:value-type="float" office:value="0.0692002747232014" calcext:value-type="float">
            <text:p>0.069200274723201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4173321844997" calcext:value-type="float">
            <text:p>2.54173321844997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544812555227934" calcext:value-type="float">
            <text:p>0.00544812555227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7016666666667" calcext:value-type="float">
            <text:p>12.70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2.195" calcext:value-type="float">
            <text:p>12.195</text:p>
          </table:table-cell>
          <table:table-cell table:formula="of:=AVERAGE([.B9:.D9])" office:value-type="float" office:value="12.1983333333333" calcext:value-type="float">
            <text:p>12.1983333333333</text:p>
          </table:table-cell>
          <table:table-cell table:formula="of:=SQRT(((MAX([.B9:.D9])-MIN([.B9:.D9]))/2)^2+0.005^2)+0.051" office:value-type="float" office:value="0.0565901699437493" calcext:value-type="float">
            <text:p>0.056590169943749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0129933038508" calcext:value-type="float">
            <text:p>2.50129933038508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463917228668528" calcext:value-type="float">
            <text:p>0.00463917228668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1983333333333" calcext:value-type="float">
            <text:p>12.19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59016994374925" calcext:value-type="float">
            <text:p>0.005590169943749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5" calcext:value-type="float">
            <text:p>11.785</text:p>
          </table:table-cell>
          <table:table-cell office:value-type="float" office:value="11.79" calcext:value-type="float">
            <text:p>11.79</text:p>
          </table:table-cell>
          <table:table-cell table:formula="of:=AVERAGE([.B10:.D10])" office:value-type="float" office:value="11.7983333333333" calcext:value-type="float">
            <text:p>11.7983333333333</text:p>
          </table:table-cell>
          <table:table-cell table:formula="of:=SQRT(((MAX([.B10:.D10])-MIN([.B10:.D10]))/2)^2+0.005^2)+0.051" office:value-type="float" office:value="0.0692002747232014" calcext:value-type="float">
            <text:p>0.069200274723201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6795827855804" calcext:value-type="float">
            <text:p>2.46795827855804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586525848762831" calcext:value-type="float">
            <text:p>0.00586525848762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1.7983333333333" calcext:value-type="float">
            <text:p>11.79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.545" calcext:value-type="float">
            <text:p>11.54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3" calcext:value-type="float">
            <text:p>11.53</text:p>
          </table:table-cell>
          <table:table-cell table:formula="of:=AVERAGE([.B11:.D11])" office:value-type="float" office:value="11.5383333333333" calcext:value-type="float">
            <text:p>11.5383333333333</text:p>
          </table:table-cell>
          <table:table-cell table:formula="of:=SQRT(((MAX([.B11:.D11])-MIN([.B11:.D11]))/2)^2+0.005^2)+0.051" office:value-type="float" office:value="0.0600138781886602" calcext:value-type="float">
            <text:p>0.06001387818866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4567482546188" calcext:value-type="float">
            <text:p>2.44567482546188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520126056813464" calcext:value-type="float">
            <text:p>0.00520126056813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5383333333333" calcext:value-type="float">
            <text:p>11.53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.27" calcext:value-type="float">
            <text:p>11.27</text:p>
          </table:table-cell>
          <table:table-cell office:value-type="float" office:value="11.305" calcext:value-type="float">
            <text:p>11.305</text:p>
          </table:table-cell>
          <table:table-cell office:value-type="float" office:value="11.31" calcext:value-type="float">
            <text:p>11.31</text:p>
          </table:table-cell>
          <table:table-cell table:formula="of:=AVERAGE([.B12:.D12])" office:value-type="float" office:value="11.295" calcext:value-type="float">
            <text:p>11.295</text:p>
          </table:table-cell>
          <table:table-cell table:formula="of:=SQRT(((MAX([.B12:.D12])-MIN([.B12:.D12]))/2)^2+0.005^2)+0.051" office:value-type="float" office:value="0.0716155281280888" calcext:value-type="float">
            <text:p>0.071615528128089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2436014991997" calcext:value-type="float">
            <text:p>2.42436014991997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634046287101273" calcext:value-type="float">
            <text:p>0.00634046287101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295" calcext:value-type="float">
            <text:p>11.29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206155281280887" calcext:value-type="float">
            <text:p>0.020615528128089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.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11" calcext:value-type="float">
            <text:p>11.11</text:p>
          </table:table-cell>
          <table:table-cell table:formula="of:=AVERAGE([.B13:.D13])" office:value-type="float" office:value="11.12" calcext:value-type="float">
            <text:p>11.12</text:p>
          </table:table-cell>
          <table:table-cell table:formula="of:=SQRT(((MAX([.B13:.D13])-MIN([.B13:.D13]))/2)^2+0.005^2)+0.051" office:value-type="float" office:value="0.0764950975679643" calcext:value-type="float">
            <text:p>0.076495097567964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0874528882244" calcext:value-type="float">
            <text:p>2.40874528882244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687905553668744" calcext:value-type="float">
            <text:p>0.00687905553668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12" calcext:value-type="float">
            <text:p>11.12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03" calcext:value-type="float">
            <text:p>11.03</text:p>
          </table:table-cell>
          <table:table-cell office:value-type="float" office:value="11.02" calcext:value-type="float">
            <text:p>11.02</text:p>
          </table:table-cell>
          <table:table-cell office:value-type="float" office:value="11.025" calcext:value-type="float">
            <text:p>11.025</text:p>
          </table:table-cell>
          <table:table-cell table:formula="of:=AVERAGE([.B14:.D14])" office:value-type="float" office:value="11.025" calcext:value-type="float">
            <text:p>11.025</text:p>
          </table:table-cell>
          <table:table-cell table:formula="of:=SQRT(((MAX([.B14:.D14])-MIN([.B14:.D14]))/2)^2+0.005^2)+0.051" office:value-type="float" office:value="0.0580710678118654" calcext:value-type="float">
            <text:p>0.058071067811865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0016542133291" calcext:value-type="float">
            <text:p>2.40016542133291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526721703508983" calcext:value-type="float">
            <text:p>0.00526721703509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025" calcext:value-type="float">
            <text:p>11.02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.97" calcext:value-type="float">
            <text:p>10.97</text:p>
          </table:table-cell>
          <table:table-cell office:value-type="float" office:value="10.955" calcext:value-type="float">
            <text:p>10.955</text:p>
          </table:table-cell>
          <table:table-cell office:value-type="float" office:value="10.985" calcext:value-type="float">
            <text:p>10.985</text:p>
          </table:table-cell>
          <table:table-cell table:formula="of:=AVERAGE([.B15:.D15])" office:value-type="float" office:value="10.97" calcext:value-type="float">
            <text:p>10.97</text:p>
          </table:table-cell>
          <table:table-cell table:formula="of:=SQRT(((MAX([.B15:.D15])-MIN([.B15:.D15]))/2)^2+0.005^2)+0.051" office:value-type="float" office:value="0.0668113883008416" calcext:value-type="float">
            <text:p>0.066811388300842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39516427428714" calcext:value-type="float">
            <text:p>2.39516427428714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609037268011318" calcext:value-type="float">
            <text:p>0.00609037268011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0.97" calcext:value-type="float">
            <text:p>10.9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.92" calcext:value-type="float">
            <text:p>1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10.9" calcext:value-type="float">
            <text:p>10.9</text:p>
          </table:table-cell>
          <table:table-cell table:formula="of:=AVERAGE([.B16:.D16])" office:value-type="float" office:value="10.9166666666667" calcext:value-type="float">
            <text:p>10.9166666666667</text:p>
          </table:table-cell>
          <table:table-cell table:formula="of:=SQRT(((MAX([.B16:.D16])-MIN([.B16:.D16]))/2)^2+0.005^2)+0.051" office:value-type="float" office:value="0.0668113883008416" calcext:value-type="float">
            <text:p>0.066811388300842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39029067341315" calcext:value-type="float">
            <text:p>2.39029067341315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612012717259618" calcext:value-type="float">
            <text:p>0.00612012717259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0.9166666666667" calcext:value-type="float">
            <text:p>10.9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0.855" calcext:value-type="float">
            <text:p>10.855</text:p>
          </table:table-cell>
          <table:table-cell table:formula="of:=AVERAGE([.B17:.D17])" office:value-type="float" office:value="10.8633333333333" calcext:value-type="float">
            <text:p>10.8633333333333</text:p>
          </table:table-cell>
          <table:table-cell table:formula="of:=SQRT(((MAX([.B17:.D17])-MIN([.B17:.D17]))/2)^2+0.005^2)+0.051" office:value-type="float" office:value="0.0644629120178364" calcext:value-type="float">
            <text:p>0.064462912017837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38539320418136" calcext:value-type="float">
            <text:p>2.38539320418136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593399005994198" calcext:value-type="float">
            <text:p>0.005933990059942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0.8633333333333" calcext:value-type="float">
            <text:p>10.86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134629120178364" calcext:value-type="float">
            <text:p>0.013462912017837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.85" calcext:value-type="float">
            <text:p>10.85</text:p>
          </table:table-cell>
          <table:table-cell office:value-type="float" office:value="10.835" calcext:value-type="float">
            <text:p>10.835</text:p>
          </table:table-cell>
          <table:table-cell office:value-type="float" office:value="10.85" calcext:value-type="float">
            <text:p>10.85</text:p>
          </table:table-cell>
          <table:table-cell table:formula="of:=AVERAGE([.B18:.D18])" office:value-type="float" office:value="10.845" calcext:value-type="float">
            <text:p>10.845</text:p>
          </table:table-cell>
          <table:table-cell table:formula="of:=SQRT(((MAX([.B18:.D18])-MIN([.B18:.D18]))/2)^2+0.005^2)+0.051" office:value-type="float" office:value="0.0600138781886595" calcext:value-type="float">
            <text:p>0.06001387818866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38370414427884" calcext:value-type="float">
            <text:p>2.38370414427884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553378314326044" calcext:value-type="float">
            <text:p>0.00553378314326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0.845" calcext:value-type="float">
            <text:p>10.84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0901387818865947" calcext:value-type="float">
            <text:p>0.009013878188659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.845" calcext:value-type="float">
            <text:p>10.845</text:p>
          </table:table-cell>
          <table:table-cell table:number-columns-repeated="2" office:value-type="float" office:value="10.81" calcext:value-type="float">
            <text:p>10.81</text:p>
          </table:table-cell>
          <table:table-cell table:formula="of:=AVERAGE([.B19:.D19])" office:value-type="float" office:value="10.8216666666667" calcext:value-type="float">
            <text:p>10.8216666666667</text:p>
          </table:table-cell>
          <table:table-cell table:formula="of:=SQRT(((MAX([.B19:.D19])-MIN([.B19:.D19]))/2)^2+0.005^2)+0.051" office:value-type="float" office:value="0.0692002747232014" calcext:value-type="float">
            <text:p>0.069200274723201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38155029729234" calcext:value-type="float">
            <text:p>2.38155029729234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639460416354856" calcext:value-type="float">
            <text:p>0.006394604163549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0.8216666666667" calcext:value-type="float">
            <text:p>10.82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0.82" calcext:value-type="float">
            <text:p>10.82</text:p>
          </table:table-cell>
          <table:table-cell office:value-type="float" office:value="10.795" calcext:value-type="float">
            <text:p>10.795</text:p>
          </table:table-cell>
          <table:table-cell office:value-type="float" office:value="10.77" calcext:value-type="float">
            <text:p>10.77</text:p>
          </table:table-cell>
          <table:table-cell table:formula="of:=AVERAGE([.B20:.D20])" office:value-type="float" office:value="10.795" calcext:value-type="float">
            <text:p>10.795</text:p>
          </table:table-cell>
          <table:table-cell table:formula="of:=SQRT(((MAX([.B20:.D20])-MIN([.B20:.D20]))/2)^2+0.005^2)+0.051" office:value-type="float" office:value="0.0764950975679643" calcext:value-type="float">
            <text:p>0.076495097567964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37908306396677" calcext:value-type="float">
            <text:p>2.37908306396677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708616003408655" calcext:value-type="float">
            <text:p>0.00708616003408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0.795" calcext:value-type="float">
            <text:p>10.79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.79" calcext:value-type="float">
            <text:p>10.79</text:p>
          </table:table-cell>
          <table:table-cell office:value-type="float" office:value="10.825" calcext:value-type="float">
            <text:p>10.825</text:p>
          </table:table-cell>
          <table:table-cell office:value-type="float" office:value="10.835" calcext:value-type="float">
            <text:p>10.835</text:p>
          </table:table-cell>
          <table:table-cell table:formula="of:=AVERAGE([.B21:.D21])" office:value-type="float" office:value="10.8166666666667" calcext:value-type="float">
            <text:p>10.8166666666667</text:p>
          </table:table-cell>
          <table:table-cell table:formula="of:=SQRT(((MAX([.B21:.D21])-MIN([.B21:.D21]))/2)^2+0.005^2)+0.051" office:value-type="float" office:value="0.0740488611432331" calcext:value-type="float">
            <text:p>0.074048861143233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38108815448199" calcext:value-type="float">
            <text:p>2.38108815448199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684581150784897" calcext:value-type="float">
            <text:p>0.00684581150784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0.8166666666667" calcext:value-type="float">
            <text:p>10.8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23048861143233" calcext:value-type="float">
            <text:p>0.023048861143233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.965" calcext:value-type="float">
            <text:p>10.965</text:p>
          </table:table-cell>
          <table:table-cell office:value-type="float" office:value="10.94" calcext:value-type="float">
            <text:p>10.94</text:p>
          </table:table-cell>
          <table:table-cell office:value-type="float" office:value="10.98" calcext:value-type="float">
            <text:p>10.98</text:p>
          </table:table-cell>
          <table:table-cell table:formula="of:=AVERAGE([.B22:.D22])" office:value-type="float" office:value="10.9616666666667" calcext:value-type="float">
            <text:p>10.9616666666667</text:p>
          </table:table-cell>
          <table:table-cell table:formula="of:=SQRT(((MAX([.B22:.D22])-MIN([.B22:.D22]))/2)^2+0.005^2)+0.051" office:value-type="float" office:value="0.0716155281280888" calcext:value-type="float">
            <text:p>0.071615528128089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3944043380852" calcext:value-type="float">
            <text:p>2.3944043380852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65332700132056" calcext:value-type="float">
            <text:p>0.006533270013206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0.9616666666667" calcext:value-type="float">
            <text:p>10.96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206155281280887" calcext:value-type="float">
            <text:p>0.020615528128089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1.63" calcext:value-type="float">
            <text:p>11.63</text:p>
          </table:table-cell>
          <table:table-cell office:value-type="float" office:value="11.26" calcext:value-type="float">
            <text:p>11.26</text:p>
          </table:table-cell>
          <table:table-cell office:value-type="float" office:value="11.3" calcext:value-type="float">
            <text:p>11.3</text:p>
          </table:table-cell>
          <table:table-cell table:formula="of:=AVERAGE([.B23:.D23])" office:value-type="float" office:value="11.3966666666667" calcext:value-type="float">
            <text:p>11.3966666666667</text:p>
          </table:table-cell>
          <table:table-cell table:formula="of:=SQRT(((MAX([.B23:.D23])-MIN([.B23:.D23]))/2)^2+0.005^2)+0.051" office:value-type="float" office:value="0.236067555233218" calcext:value-type="float">
            <text:p>0.236067555233218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333209149831" calcext:value-type="float">
            <text:p>2.4333209149831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207137369318413" calcext:value-type="float">
            <text:p>0.02071373693184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3966666666667" calcext:value-type="float">
            <text:p>11.39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185067555233218" calcext:value-type="float">
            <text:p>0.185067555233218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10 kHz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8.835" calcext:value-type="float">
            <text:p>18.835</text:p>
          </table:table-cell>
          <table:table-cell office:value-type="float" office:value="18.84" calcext:value-type="float">
            <text:p>18.84</text:p>
          </table:table-cell>
          <table:table-cell table:formula="of:=AVERAGE([.B4:.D4])" office:value-type="float" office:value="18.8366666666667" calcext:value-type="float">
            <text:p>18.8366666666667</text:p>
          </table:table-cell>
          <table:table-cell table:formula="of:=SQRT(((MAX([.B4:.D4])-MIN([.B4:.D4]))/2)^2+0.005^2)+0.0197" office:value-type="float" office:value="0.0252901699437493" calcext:value-type="float">
            <text:p>0.025290169943749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3580532497364" calcext:value-type="float">
            <text:p>2.93580532497364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134260325307464" calcext:value-type="float">
            <text:p>0.0013426032530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8.8366666666667" calcext:value-type="float">
            <text:p>18.83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0559016994374925" calcext:value-type="float">
            <text:p>0.005590169943749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75" calcext:value-type="float">
            <text:p>15.375</text:p>
          </table:table-cell>
          <table:table-cell office:value-type="float" office:value="15.345" calcext:value-type="float">
            <text:p>15.345</text:p>
          </table:table-cell>
          <table:table-cell table:formula="of:=AVERAGE([.B5:.D5])" office:value-type="float" office:value="15.36" calcext:value-type="float">
            <text:p>15.36</text:p>
          </table:table-cell>
          <table:table-cell table:formula="of:=SQRT(((MAX([.B5:.D5])-MIN([.B5:.D5]))/2)^2+0.005^2)+0.0197" office:value-type="float" office:value="0.0355113883008416" calcext:value-type="float">
            <text:p>0.035511388300842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3176672771953" calcext:value-type="float">
            <text:p>2.73176672771953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231193934250271" calcext:value-type="float">
            <text:p>0.00231193934250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36" calcext:value-type="float">
            <text:p>15.36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3.86" calcext:value-type="float">
            <text:p>13.86</text:p>
          </table:table-cell>
          <table:table-cell office:value-type="float" office:value="13.835" calcext:value-type="float">
            <text:p>13.835</text:p>
          </table:table-cell>
          <table:table-cell table:formula="of:=AVERAGE([.B6:.D6])" office:value-type="float" office:value="13.8516666666667" calcext:value-type="float">
            <text:p>13.8516666666667</text:p>
          </table:table-cell>
          <table:table-cell table:formula="of:=SQRT(((MAX([.B6:.D6])-MIN([.B6:.D6]))/2)^2+0.005^2)+0.0197" office:value-type="float" office:value="0.0331629120178356" calcext:value-type="float">
            <text:p>0.033162912017836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2840556233688" calcext:value-type="float">
            <text:p>2.62840556233688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239414597650119" calcext:value-type="float">
            <text:p>0.00239414597650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3.8516666666667" calcext:value-type="float">
            <text:p>13.85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134629120178356" calcext:value-type="float">
            <text:p>0.013462912017836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55" calcext:value-type="float">
            <text:p>12.955</text:p>
          </table:table-cell>
          <table:table-cell office:value-type="float" office:value="12.95" calcext:value-type="float">
            <text:p>12.95</text:p>
          </table:table-cell>
          <table:table-cell table:formula="of:=AVERAGE([.B7:.D7])" office:value-type="float" office:value="12.9516666666667" calcext:value-type="float">
            <text:p>12.9516666666667</text:p>
          </table:table-cell>
          <table:table-cell table:formula="of:=SQRT(((MAX([.B7:.D7])-MIN([.B7:.D7]))/2)^2+0.005^2)+0.0197" office:value-type="float" office:value="0.0252901699437496" calcext:value-type="float">
            <text:p>0.02529016994375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5612244799931" calcext:value-type="float">
            <text:p>2.5612244799931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195265756868483" calcext:value-type="float">
            <text:p>0.00195265756868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2.9516666666667" calcext:value-type="float">
            <text:p>12.95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0559016994374965" calcext:value-type="float">
            <text:p>0.00559016994375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335" calcext:value-type="float">
            <text:p>12</text:p>
          </table:table-cell>
          <table:table-cell office:value-type="float" office:value="12.345" calcext:value-type="float">
            <text:p>12.345</text:p>
          </table:table-cell>
          <table:table-cell office:value-type="float" office:value="12.34" calcext:value-type="float">
            <text:p>12.34</text:p>
          </table:table-cell>
          <table:table-cell table:formula="of:=AVERAGE([.B8:.D8])" office:value-type="float" office:value="12.34" calcext:value-type="float">
            <text:p>12.34</text:p>
          </table:table-cell>
          <table:table-cell table:formula="of:=SQRT(((MAX([.B8:.D8])-MIN([.B8:.D8]))/2)^2+0.005^2)+0.0197" office:value-type="float" office:value="0.0267710678118654" calcext:value-type="float">
            <text:p>0.026771067811865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1284601847724" calcext:value-type="float">
            <text:p>2.51284601847724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216945444180433" calcext:value-type="float">
            <text:p>0.00216945444180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34" calcext:value-type="float">
            <text:p>12.34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65" calcext:value-type="float">
            <text:p>11.865</text:p>
          </table:table-cell>
          <table:table-cell office:value-type="float" office:value="11.87" calcext:value-type="float">
            <text:p>11.87</text:p>
          </table:table-cell>
          <table:table-cell table:formula="of:=AVERAGE([.B9:.D9])" office:value-type="float" office:value="11.8683333333333" calcext:value-type="float">
            <text:p>11.8683333333333</text:p>
          </table:table-cell>
          <table:table-cell table:formula="of:=SQRT(((MAX([.B9:.D9])-MIN([.B9:.D9]))/2)^2+0.005^2)+0.0197" office:value-type="float" office:value="0.0252901699437493" calcext:value-type="float">
            <text:p>0.025290169943749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47387378876598" calcext:value-type="float">
            <text:p>2.47387378876598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213089481340395" calcext:value-type="float">
            <text:p>0.00213089481340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1.8683333333333" calcext:value-type="float">
            <text:p>11.86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59016994374925" calcext:value-type="float">
            <text:p>0.005590169943749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 office:value-type="float" office:value="11.53" calcext:value-type="float">
            <text:p>11.53</text:p>
          </table:table-cell>
          <table:table-cell table:formula="of:=AVERAGE([.B10:.D10])" office:value-type="float" office:value="11.53" calcext:value-type="float">
            <text:p>11.53</text:p>
          </table:table-cell>
          <table:table-cell table:formula="of:=SQRT(((MAX([.B10:.D10])-MIN([.B10:.D10]))/2)^2+0.005^2)+0.0197" office:value-type="float" office:value="0.0247" calcext:value-type="float">
            <text:p>0.0247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4495233428097" calcext:value-type="float">
            <text:p>2.44495233428097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214223764093669" calcext:value-type="float">
            <text:p>0.002142237640937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1.53" calcext:value-type="float">
            <text:p>11.5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.24" calcext:value-type="float">
            <text:p>11.24</text:p>
          </table:table-cell>
          <table:table-cell office:value-type="float" office:value="11.21" calcext:value-type="float">
            <text:p>11.21</text:p>
          </table:table-cell>
          <table:table-cell office:value-type="float" office:value="11.23" calcext:value-type="float">
            <text:p>11.23</text:p>
          </table:table-cell>
          <table:table-cell table:formula="of:=AVERAGE([.B11:.D11])" office:value-type="float" office:value="11.2266666666667" calcext:value-type="float">
            <text:p>11.2266666666667</text:p>
          </table:table-cell>
          <table:table-cell table:formula="of:=SQRT(((MAX([.B11:.D11])-MIN([.B11:.D11]))/2)^2+0.005^2)+0.0197" office:value-type="float" office:value="0.0355113883008416" calcext:value-type="float">
            <text:p>0.035511388300842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1829190070602" calcext:value-type="float">
            <text:p>2.41829190070602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316312841159515" calcext:value-type="float">
            <text:p>0.0031631284115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2266666666667" calcext:value-type="float">
            <text:p>11.22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0.98" calcext:value-type="float">
            <text:p>10.98</text:p>
          </table:table-cell>
          <table:table-cell office:value-type="float" office:value="11.01" calcext:value-type="float">
            <text:p>11.01</text:p>
          </table:table-cell>
          <table:table-cell table:formula="of:=AVERAGE([.B12:.D12])" office:value-type="float" office:value="10.9966666666667" calcext:value-type="float">
            <text:p>10.9966666666667</text:p>
          </table:table-cell>
          <table:table-cell table:formula="of:=SQRT(((MAX([.B12:.D12])-MIN([.B12:.D12]))/2)^2+0.005^2)+0.0197" office:value-type="float" office:value="0.0355113883008416" calcext:value-type="float">
            <text:p>0.035511388300842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39759219657238" calcext:value-type="float">
            <text:p>2.39759219657238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322928659904592" calcext:value-type="float">
            <text:p>0.00322928659904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0.9966666666667" calcext:value-type="float">
            <text:p>10.99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.815" calcext:value-type="float">
            <text:p>10.815</text:p>
          </table:table-cell>
          <table:table-cell office:value-type="float" office:value="10.825" calcext:value-type="float">
            <text:p>10.825</text:p>
          </table:table-cell>
          <table:table-cell office:value-type="float" office:value="10.81" calcext:value-type="float">
            <text:p>10.81</text:p>
          </table:table-cell>
          <table:table-cell table:formula="of:=AVERAGE([.B13:.D13])" office:value-type="float" office:value="10.8166666666667" calcext:value-type="float">
            <text:p>10.8166666666667</text:p>
          </table:table-cell>
          <table:table-cell table:formula="of:=SQRT(((MAX([.B13:.D13])-MIN([.B13:.D13]))/2)^2+0.005^2)+0.0197" office:value-type="float" office:value="0.0287138781886595" calcext:value-type="float">
            <text:p>0.02871387818866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38108815448199" calcext:value-type="float">
            <text:p>2.38108815448199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265459582637838" calcext:value-type="float">
            <text:p>0.00265459582637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0.8166666666667" calcext:value-type="float">
            <text:p>10.8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0901387818865947" calcext:value-type="float">
            <text:p>0.009013878188659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0.72" calcext:value-type="float">
            <text:p>10.72</text:p>
          </table:table-cell>
          <table:table-cell office:value-type="float" office:value="10.715" calcext:value-type="float">
            <text:p>10.715</text:p>
          </table:table-cell>
          <table:table-cell office:value-type="float" office:value="10.71" calcext:value-type="float">
            <text:p>10.71</text:p>
          </table:table-cell>
          <table:table-cell table:formula="of:=AVERAGE([.B14:.D14])" office:value-type="float" office:value="10.715" calcext:value-type="float">
            <text:p>10.715</text:p>
          </table:table-cell>
          <table:table-cell table:formula="of:=SQRT(((MAX([.B14:.D14])-MIN([.B14:.D14]))/2)^2+0.005^2)+0.0197" office:value-type="float" office:value="0.0267710678118654" calcext:value-type="float">
            <text:p>0.026771067811865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37164462892554" calcext:value-type="float">
            <text:p>2.37164462892554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249846643134535" calcext:value-type="float">
            <text:p>0.00249846643134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0.715" calcext:value-type="float">
            <text:p>10.7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645" calcext:value-type="float">
            <text:p>10.645</text:p>
          </table:table-cell>
          <table:table-cell office:value-type="float" office:value="10.675" calcext:value-type="float">
            <text:p>10.675</text:p>
          </table:table-cell>
          <table:table-cell table:formula="of:=AVERAGE([.B15:.D15])" office:value-type="float" office:value="10.6566666666667" calcext:value-type="float">
            <text:p>10.6566666666667</text:p>
          </table:table-cell>
          <table:table-cell table:formula="of:=SQRT(((MAX([.B15:.D15])-MIN([.B15:.D15]))/2)^2+0.005^2)+0.0197" office:value-type="float" office:value="0.0355113883008424" calcext:value-type="float">
            <text:p>0.035511388300843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36618567440364" calcext:value-type="float">
            <text:p>2.36618567440364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333231670011033" calcext:value-type="float">
            <text:p>0.00333231670011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0.6566666666667" calcext:value-type="float">
            <text:p>10.65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158113883008424" calcext:value-type="float">
            <text:p>0.015811388300843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.615" calcext:value-type="float">
            <text:p>10.615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605" calcext:value-type="float">
            <text:p>10.605</text:p>
          </table:table-cell>
          <table:table-cell table:formula="of:=AVERAGE([.B16:.D16])" office:value-type="float" office:value="10.615" calcext:value-type="float">
            <text:p>10.615</text:p>
          </table:table-cell>
          <table:table-cell table:formula="of:=SQRT(((MAX([.B16:.D16])-MIN([.B16:.D16]))/2)^2+0.005^2)+0.0197" office:value-type="float" office:value="0.0308803398874988" calcext:value-type="float">
            <text:p>0.030880339887499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36226809515522" calcext:value-type="float">
            <text:p>2.36226809515522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29091229286386" calcext:value-type="float">
            <text:p>0.002909122928639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0.615" calcext:value-type="float">
            <text:p>10.6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0.585" calcext:value-type="float">
            <text:p>10.585</text:p>
          </table:table-cell>
          <table:table-cell office:value-type="float" office:value="10.575" calcext:value-type="float">
            <text:p>10.575</text:p>
          </table:table-cell>
          <table:table-cell office:value-type="float" office:value="10.59" calcext:value-type="float">
            <text:p>10.59</text:p>
          </table:table-cell>
          <table:table-cell table:formula="of:=AVERAGE([.B17:.D17])" office:value-type="float" office:value="10.5833333333333" calcext:value-type="float">
            <text:p>10.5833333333333</text:p>
          </table:table-cell>
          <table:table-cell table:formula="of:=SQRT(((MAX([.B17:.D17])-MIN([.B17:.D17]))/2)^2+0.005^2)+0.0197" office:value-type="float" office:value="0.0287138781886602" calcext:value-type="float">
            <text:p>0.02871387818866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35928043667059" calcext:value-type="float">
            <text:p>2.35928043667059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271312234853482" calcext:value-type="float">
            <text:p>0.00271312234853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0.5833333333333" calcext:value-type="float">
            <text:p>10.58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.555" calcext:value-type="float">
            <text:p>10.555</text:p>
          </table:table-cell>
          <table:table-cell office:value-type="float" office:value="10.55" calcext:value-type="float">
            <text:p>10.55</text:p>
          </table:table-cell>
          <table:table-cell office:value-type="float" office:value="10.54" calcext:value-type="float">
            <text:p>10.54</text:p>
          </table:table-cell>
          <table:table-cell table:formula="of:=AVERAGE([.B18:.D18])" office:value-type="float" office:value="10.5483333333333" calcext:value-type="float">
            <text:p>10.5483333333333</text:p>
          </table:table-cell>
          <table:table-cell table:formula="of:=SQRT(((MAX([.B18:.D18])-MIN([.B18:.D18]))/2)^2+0.005^2)+0.0197" office:value-type="float" office:value="0.0287138781886602" calcext:value-type="float">
            <text:p>0.02871387818866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35596786955916" calcext:value-type="float">
            <text:p>2.35596786955916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27221246505287" calcext:value-type="float">
            <text:p>0.00272212465052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0.5483333333333" calcext:value-type="float">
            <text:p>10.54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.525" calcext:value-type="float">
            <text:p>10.525</text:p>
          </table:table-cell>
          <table:table-cell office:value-type="float" office:value="10.515" calcext:value-type="float">
            <text:p>10.515</text:p>
          </table:table-cell>
          <table:table-cell office:value-type="float" office:value="10.525" calcext:value-type="float">
            <text:p>10.525</text:p>
          </table:table-cell>
          <table:table-cell table:formula="of:=AVERAGE([.B19:.D19])" office:value-type="float" office:value="10.5216666666667" calcext:value-type="float">
            <text:p>10.5216666666667</text:p>
          </table:table-cell>
          <table:table-cell table:formula="of:=SQRT(((MAX([.B19:.D19])-MIN([.B19:.D19]))/2)^2+0.005^2)+0.0197" office:value-type="float" office:value="0.0267710678118654" calcext:value-type="float">
            <text:p>0.026771067811865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35343662315148" calcext:value-type="float">
            <text:p>2.35343662315148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254437520784401" calcext:value-type="float">
            <text:p>0.002544375207844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0.5216666666667" calcext:value-type="float">
            <text:p>10.52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0.5" calcext:value-type="float">
            <text:p>10.5</text:p>
          </table:table-cell>
          <table:table-cell office:value-type="float" office:value="10.515" calcext:value-type="float">
            <text:p>10.515</text:p>
          </table:table-cell>
          <table:table-cell office:value-type="float" office:value="10.485" calcext:value-type="float">
            <text:p>10.485</text:p>
          </table:table-cell>
          <table:table-cell table:formula="of:=AVERAGE([.B20:.D20])" office:value-type="float" office:value="10.5" calcext:value-type="float">
            <text:p>10.5</text:p>
          </table:table-cell>
          <table:table-cell table:formula="of:=SQRT(((MAX([.B20:.D20])-MIN([.B20:.D20]))/2)^2+0.005^2)+0.0197" office:value-type="float" office:value="0.0355113883008424" calcext:value-type="float">
            <text:p>0.035511388300843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35137525716348" calcext:value-type="float">
            <text:p>2.35137525716348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338203698103261" calcext:value-type="float">
            <text:p>0.003382036981033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0.5" calcext:value-type="float">
            <text:p>10.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158113883008424" calcext:value-type="float">
            <text:p>0.015811388300843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.53" calcext:value-type="float">
            <text:p>10.53</text:p>
          </table:table-cell>
          <table:table-cell table:number-columns-repeated="2" office:value-type="float" office:value="10.535" calcext:value-type="float">
            <text:p>10.535</text:p>
          </table:table-cell>
          <table:table-cell table:formula="of:=AVERAGE([.B21:.D21])" office:value-type="float" office:value="10.5333333333333" calcext:value-type="float">
            <text:p>10.5333333333333</text:p>
          </table:table-cell>
          <table:table-cell table:formula="of:=SQRT(((MAX([.B21:.D21])-MIN([.B21:.D21]))/2)^2+0.005^2)+0.0197" office:value-type="float" office:value="0.0252901699437496" calcext:value-type="float">
            <text:p>0.02529016994375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35454483192476" calcext:value-type="float">
            <text:p>2.35454483192476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240096550098889" calcext:value-type="float">
            <text:p>0.00240096550098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0.5333333333333" calcext:value-type="float">
            <text:p>10.5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0559016994374965" calcext:value-type="float">
            <text:p>0.00559016994375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.63" calcext:value-type="float">
            <text:p>10.63</text:p>
          </table:table-cell>
          <table:table-cell office:value-type="float" office:value="10.635" calcext:value-type="float">
            <text:p>10.635</text:p>
          </table:table-cell>
          <table:table-cell office:value-type="float" office:value="10.62" calcext:value-type="float">
            <text:p>10.62</text:p>
          </table:table-cell>
          <table:table-cell table:formula="of:=AVERAGE([.B22:.D22])" office:value-type="float" office:value="10.6283333333333" calcext:value-type="float">
            <text:p>10.6283333333333</text:p>
          </table:table-cell>
          <table:table-cell table:formula="of:=SQRT(((MAX([.B22:.D22])-MIN([.B22:.D22]))/2)^2+0.005^2)+0.0197" office:value-type="float" office:value="0.0287138781886602" calcext:value-type="float">
            <text:p>0.02871387818866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36352339109913" calcext:value-type="float">
            <text:p>2.36352339109913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270163508126017" calcext:value-type="float">
            <text:p>0.00270163508126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0.6283333333333" calcext:value-type="float">
            <text:p>10.62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0.795" calcext:value-type="float">
            <text:p>10.795</text:p>
          </table:table-cell>
          <table:table-cell table:number-columns-repeated="2" office:value-type="float" office:value="10.805" calcext:value-type="float">
            <text:p>10.805</text:p>
          </table:table-cell>
          <table:table-cell table:formula="of:=AVERAGE([.B23:.D23])" office:value-type="float" office:value="10.8016666666667" calcext:value-type="float">
            <text:p>10.8016666666667</text:p>
          </table:table-cell>
          <table:table-cell table:formula="of:=SQRT(((MAX([.B23:.D23])-MIN([.B23:.D23]))/2)^2+0.005^2)+0.0197" office:value-type="float" office:value="0.0267710678118654" calcext:value-type="float">
            <text:p>0.026771067811865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37970044321157" calcext:value-type="float">
            <text:p>2.37970044321157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247842010293461" calcext:value-type="float">
            <text:p>0.00247842010293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0.8016666666667" calcext:value-type="float">
            <text:p>10.80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30kHz" table:style-name="ta3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3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.48" calcext:value-type="float">
            <text:p>19.48</text:p>
          </table:table-cell>
          <table:table-cell office:value-type="float" office:value="19.5" calcext:value-type="float">
            <text:p>19.5</text:p>
          </table:table-cell>
          <table:table-cell office:value-type="float" office:value="19.48" calcext:value-type="float">
            <text:p>19.48</text:p>
          </table:table-cell>
          <table:table-cell table:formula="of:=AVERAGE([.B4:.D4])" office:value-type="float" office:value="19.4866666666667" calcext:value-type="float">
            <text:p>19.4866666666667</text:p>
          </table:table-cell>
          <table:table-cell table:formula="of:=SQRT(((MAX([.B4:.D4])-MIN([.B4:.D4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6973047101499" calcext:value-type="float">
            <text:p>2.96973047101499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193364727441834" calcext:value-type="float">
            <text:p>0.00193364727441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9.4866666666667" calcext:value-type="float">
            <text:p>19.48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16.02" calcext:value-type="float">
            <text:p>16.02</text:p>
          </table:table-cell>
          <table:table-cell office:value-type="float" office:value="16.04" calcext:value-type="float">
            <text:p>16.04</text:p>
          </table:table-cell>
          <table:table-cell table:formula="of:=AVERAGE([.B5:.D5])" office:value-type="float" office:value="16.0266666666667" calcext:value-type="float">
            <text:p>16.0266666666667</text:p>
          </table:table-cell>
          <table:table-cell table:formula="of:=SQRT(((MAX([.B5:.D5])-MIN([.B5:.D5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7425400155884" calcext:value-type="float">
            <text:p>2.77425400155884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235110273840466" calcext:value-type="float">
            <text:p>0.0023511027384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6.0266666666667" calcext:value-type="float">
            <text:p>16.02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14.52" calcext:value-type="float">
            <text:p>14.52</text:p>
          </table:table-cell>
          <table:table-cell table:formula="of:=AVERAGE([.B6:.D6])" office:value-type="float" office:value="14.5066666666667" calcext:value-type="float">
            <text:p>14.5066666666667</text:p>
          </table:table-cell>
          <table:table-cell table:formula="of:=SQRT(((MAX([.B6:.D6])-MIN([.B6:.D6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7460831387958" calcext:value-type="float">
            <text:p>2.67460831387958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259744990033309" calcext:value-type="float">
            <text:p>0.00259744990033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5066666666667" calcext:value-type="float">
            <text:p>14.50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13.62" calcext:value-type="float">
            <text:p>13.62</text:p>
          </table:table-cell>
          <table:table-cell table:formula="of:=AVERAGE([.B7:.D7])" office:value-type="float" office:value="13.6133333333333" calcext:value-type="float">
            <text:p>13.6133333333333</text:p>
          </table:table-cell>
          <table:table-cell table:formula="of:=SQRT(((MAX([.B7:.D7])-MIN([.B7:.D7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61104970462836" calcext:value-type="float">
            <text:p>2.61104970462836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276789959996318" calcext:value-type="float">
            <text:p>0.00276789959996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6133333333333" calcext:value-type="float">
            <text:p>13.6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3.02" calcext:value-type="float">
            <text:p>13</text:p>
          </table:table-cell>
          <table:table-cell office:value-type="float" office:value="13.02" calcext:value-type="float">
            <text:p>13.02</text:p>
          </table:table-cell>
          <table:table-cell office:value-type="float" office:value="13" calcext:value-type="float">
            <text:p>13</text:p>
          </table:table-cell>
          <table:table-cell table:formula="of:=AVERAGE([.B8:.D8])" office:value-type="float" office:value="13.0133333333333" calcext:value-type="float">
            <text:p>13.0133333333333</text:p>
          </table:table-cell>
          <table:table-cell table:formula="of:=SQRT(((MAX([.B8:.D8])-MIN([.B8:.D8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6597447287678" calcext:value-type="float">
            <text:p>2.56597447287678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289551792168279" calcext:value-type="float">
            <text:p>0.00289551792168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3.0133333333333" calcext:value-type="float">
            <text:p>13.0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2.56" calcext:value-type="float">
            <text:p>12.56</text:p>
          </table:table-cell>
          <table:table-cell office:value-type="float" office:value="12.54" calcext:value-type="float">
            <text:p>12.54</text:p>
          </table:table-cell>
          <table:table-cell table:formula="of:=AVERAGE([.B9:.D9])" office:value-type="float" office:value="12.5533333333333" calcext:value-type="float">
            <text:p>12.5533333333333</text:p>
          </table:table-cell>
          <table:table-cell table:formula="of:=SQRT(((MAX([.B9:.D9])-MIN([.B9:.D9]))/2)^2+0.005^2)+0.0265" office:value-type="float" office:value="0.0376803398874996" calcext:value-type="float">
            <text:p>0.0376803398875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299862345609" calcext:value-type="float">
            <text:p>2.5299862345609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300162027781462" calcext:value-type="float">
            <text:p>0.00300162027781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5533333333333" calcext:value-type="float">
            <text:p>12.55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.18" calcext:value-type="float">
            <text:p>12.18</text:p>
          </table:table-cell>
          <table:table-cell office:value-type="float" office:value="12.2" calcext:value-type="float">
            <text:p>12.2</text:p>
          </table:table-cell>
          <table:table-cell office:value-type="float" office:value="12.18" calcext:value-type="float">
            <text:p>12.18</text:p>
          </table:table-cell>
          <table:table-cell table:formula="of:=AVERAGE([.B10:.D10])" office:value-type="float" office:value="12.1866666666667" calcext:value-type="float">
            <text:p>12.1866666666667</text:p>
          </table:table-cell>
          <table:table-cell table:formula="of:=SQRT(((MAX([.B10:.D10])-MIN([.B10:.D10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50034245791784" calcext:value-type="float">
            <text:p>2.50034245791784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309193161002451" calcext:value-type="float">
            <text:p>0.0030919316100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2.1866666666667" calcext:value-type="float">
            <text:p>12.18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11.92" calcext:value-type="float">
            <text:p>11.92</text:p>
          </table:table-cell>
          <table:table-cell office:value-type="float" office:value="11.9" calcext:value-type="float">
            <text:p>11.9</text:p>
          </table:table-cell>
          <table:table-cell table:formula="of:=AVERAGE([.B11:.D11])" office:value-type="float" office:value="11.9133333333333" calcext:value-type="float">
            <text:p>11.9133333333333</text:p>
          </table:table-cell>
          <table:table-cell table:formula="of:=SQRT(((MAX([.B11:.D11])-MIN([.B11:.D11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7765822106317" calcext:value-type="float">
            <text:p>2.47765822106317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316287128322597" calcext:value-type="float">
            <text:p>0.00316287128322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9133333333333" calcext:value-type="float">
            <text:p>11.9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11.68" calcext:value-type="float">
            <text:p>11.68</text:p>
          </table:table-cell>
          <table:table-cell table:formula="of:=AVERAGE([.B12:.D12])" office:value-type="float" office:value="11.6933333333333" calcext:value-type="float">
            <text:p>11.6933333333333</text:p>
          </table:table-cell>
          <table:table-cell table:formula="of:=SQRT(((MAX([.B12:.D12])-MIN([.B12:.D12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5901887883587" calcext:value-type="float">
            <text:p>2.45901887883587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322237798353752" calcext:value-type="float">
            <text:p>0.00322237798353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6933333333333" calcext:value-type="float">
            <text:p>11.69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52" calcext:value-type="float">
            <text:p>11.52</text:p>
          </table:table-cell>
          <table:table-cell office:value-type="float" office:value="11.5" calcext:value-type="float">
            <text:p>11.5</text:p>
          </table:table-cell>
          <table:table-cell office:value-type="float" office:value="11.52" calcext:value-type="float">
            <text:p>11.52</text:p>
          </table:table-cell>
          <table:table-cell table:formula="of:=AVERAGE([.B13:.D13])" office:value-type="float" office:value="11.5133333333333" calcext:value-type="float">
            <text:p>11.5133333333333</text:p>
          </table:table-cell>
          <table:table-cell table:formula="of:=SQRT(((MAX([.B13:.D13])-MIN([.B13:.D13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4350578405042" calcext:value-type="float">
            <text:p>2.44350578405042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327275679393446" calcext:value-type="float">
            <text:p>0.00327275679393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5133333333333" calcext:value-type="float">
            <text:p>11.5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42" calcext:value-type="float">
            <text:p>11.42</text:p>
          </table:table-cell>
          <table:table-cell table:number-columns-repeated="2" office:value-type="float" office:value="11.4" calcext:value-type="float">
            <text:p>11.4</text:p>
          </table:table-cell>
          <table:table-cell table:formula="of:=AVERAGE([.B14:.D14])" office:value-type="float" office:value="11.4066666666667" calcext:value-type="float">
            <text:p>11.4066666666667</text:p>
          </table:table-cell>
          <table:table-cell table:formula="of:=SQRT(((MAX([.B14:.D14])-MIN([.B14:.D14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3419797979594" calcext:value-type="float">
            <text:p>2.43419797979594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330336118242245" calcext:value-type="float">
            <text:p>0.003303361182422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4066666666667" calcext:value-type="float">
            <text:p>11.40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.34" calcext:value-type="float">
            <text:p>11.34</text:p>
          </table:table-cell>
          <table:table-cell office:value-type="float" office:value="11.36" calcext:value-type="float">
            <text:p>11.36</text:p>
          </table:table-cell>
          <table:table-cell table:formula="of:=AVERAGE([.B15:.D15])" office:value-type="float" office:value="11.3466666666667" calcext:value-type="float">
            <text:p>11.3466666666667</text:p>
          </table:table-cell>
          <table:table-cell table:formula="of:=SQRT(((MAX([.B15:.D15])-MIN([.B15:.D15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42892401503706" calcext:value-type="float">
            <text:p>2.42892401503706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332082901476194" calcext:value-type="float">
            <text:p>0.00332082901476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1.3466666666667" calcext:value-type="float">
            <text:p>11.34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1.3" calcext:value-type="float">
            <text:p>11.3</text:p>
          </table:table-cell>
          <table:table-cell table:formula="of:=AVERAGE([.B16:.D16])" office:value-type="float" office:value="11.3133333333333" calcext:value-type="float">
            <text:p>11.3133333333333</text:p>
          </table:table-cell>
          <table:table-cell table:formula="of:=SQRT(((MAX([.B16:.D16])-MIN([.B16:.D16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42598197113797" calcext:value-type="float">
            <text:p>2.42598197113797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333061342553024" calcext:value-type="float">
            <text:p>0.00333061342553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1.3133333333333" calcext:value-type="float">
            <text:p>11.3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1.28" calcext:value-type="float">
            <text:p>11.28</text:p>
          </table:table-cell>
          <table:table-cell office:value-type="float" office:value="11.3" calcext:value-type="float">
            <text:p>11.3</text:p>
          </table:table-cell>
          <table:table-cell office:value-type="float" office:value="11.28" calcext:value-type="float">
            <text:p>11.28</text:p>
          </table:table-cell>
          <table:table-cell table:formula="of:=AVERAGE([.B17:.D17])" office:value-type="float" office:value="11.2866666666667" calcext:value-type="float">
            <text:p>11.2866666666667</text:p>
          </table:table-cell>
          <table:table-cell table:formula="of:=SQRT(((MAX([.B17:.D17])-MIN([.B17:.D17]))/2)^2+0.005^2)+0.0265" office:value-type="float" office:value="0.0376803398874996" calcext:value-type="float">
            <text:p>0.0376803398875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42362208803688" calcext:value-type="float">
            <text:p>2.42362208803688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333848256534255" calcext:value-type="float">
            <text:p>0.003338482565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1.2866666666667" calcext:value-type="float">
            <text:p>11.28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1.26" calcext:value-type="float">
            <text:p>11.26</text:p>
          </table:table-cell>
          <table:table-cell table:number-columns-repeated="2" office:value-type="float" office:value="11.24" calcext:value-type="float">
            <text:p>11.24</text:p>
          </table:table-cell>
          <table:table-cell table:formula="of:=AVERAGE([.B18:.D18])" office:value-type="float" office:value="11.2466666666667" calcext:value-type="float">
            <text:p>11.2466666666667</text:p>
          </table:table-cell>
          <table:table-cell table:formula="of:=SQRT(((MAX([.B18:.D18])-MIN([.B18:.D18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42007178844971" calcext:value-type="float">
            <text:p>2.42007178844971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335035624370173" calcext:value-type="float">
            <text:p>0.00335035624370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1.2466666666667" calcext:value-type="float">
            <text:p>11.24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.22" calcext:value-type="float">
            <text:p>11.22</text:p>
          </table:table-cell>
          <table:table-cell table:number-columns-repeated="2" office:value-type="float" office:value="11.24" calcext:value-type="float">
            <text:p>11.24</text:p>
          </table:table-cell>
          <table:table-cell table:formula="of:=AVERAGE([.B19:.D19])" office:value-type="float" office:value="11.2333333333333" calcext:value-type="float">
            <text:p>11.2333333333333</text:p>
          </table:table-cell>
          <table:table-cell table:formula="of:=SQRT(((MAX([.B19:.D19])-MIN([.B19:.D19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41888554869021" calcext:value-type="float">
            <text:p>2.41888554869021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335433292767051" calcext:value-type="float">
            <text:p>0.00335433292767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1.2333333333333" calcext:value-type="float">
            <text:p>11.2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1.22" calcext:value-type="float">
            <text:p>11.22</text:p>
          </table:table-cell>
          <table:table-cell office:value-type="float" office:value="11.2" calcext:value-type="float">
            <text:p>11.2</text:p>
          </table:table-cell>
          <table:table-cell office:value-type="float" office:value="11.22" calcext:value-type="float">
            <text:p>11.22</text:p>
          </table:table-cell>
          <table:table-cell table:formula="of:=AVERAGE([.B20:.D20])" office:value-type="float" office:value="11.2133333333333" calcext:value-type="float">
            <text:p>11.2133333333333</text:p>
          </table:table-cell>
          <table:table-cell table:formula="of:=SQRT(((MAX([.B20:.D20])-MIN([.B20:.D20]))/2)^2+0.005^2)+0.0265" office:value-type="float" office:value="0.0376803398874996" calcext:value-type="float">
            <text:p>0.0376803398875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41710354643664" calcext:value-type="float">
            <text:p>2.41710354643664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336031568556774" calcext:value-type="float">
            <text:p>0.00336031568556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1.2133333333333" calcext:value-type="float">
            <text:p>11.2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1.22" calcext:value-type="float">
            <text:p>11.22</text:p>
          </table:table-cell>
          <table:table-cell table:number-columns-repeated="2" office:value-type="float" office:value="11.24" calcext:value-type="float">
            <text:p>11.24</text:p>
          </table:table-cell>
          <table:table-cell table:formula="of:=AVERAGE([.B21:.D21])" office:value-type="float" office:value="11.2333333333333" calcext:value-type="float">
            <text:p>11.2333333333333</text:p>
          </table:table-cell>
          <table:table-cell table:formula="of:=SQRT(((MAX([.B21:.D21])-MIN([.B21:.D21]))/2)^2+0.005^2)+0.0265" office:value-type="float" office:value="0.0376803398874988" calcext:value-type="float">
            <text:p>0.037680339887499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41888554869021" calcext:value-type="float">
            <text:p>2.41888554869021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335433292767051" calcext:value-type="float">
            <text:p>0.00335433292767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1.2333333333333" calcext:value-type="float">
            <text:p>11.2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1.3" calcext:value-type="float">
            <text:p>11.3</text:p>
          </table:table-cell>
          <table:table-cell table:formula="of:=AVERAGE([.B22:.D22])" office:value-type="float" office:value="11.2933333333333" calcext:value-type="float">
            <text:p>11.2933333333333</text:p>
          </table:table-cell>
          <table:table-cell table:formula="of:=SQRT(((MAX([.B22:.D22])-MIN([.B22:.D22]))/2)^2+0.005^2)+0.0265" office:value-type="float" office:value="0.0376803398874996" calcext:value-type="float">
            <text:p>0.0376803398875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42421258111574" calcext:value-type="float">
            <text:p>2.42421258111574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333651179641377" calcext:value-type="float">
            <text:p>0.003336511796414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1.2933333333333" calcext:value-type="float">
            <text:p>11.29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11.38" calcext:value-type="float">
            <text:p>11.38</text:p>
          </table:table-cell>
          <table:table-cell office:value-type="float" office:value="11.36" calcext:value-type="float">
            <text:p>11.36</text:p>
          </table:table-cell>
          <table:table-cell table:formula="of:=AVERAGE([.B23:.D23])" office:value-type="float" office:value="11.3733333333333" calcext:value-type="float">
            <text:p>11.3733333333333</text:p>
          </table:table-cell>
          <table:table-cell table:formula="of:=SQRT(((MAX([.B23:.D23])-MIN([.B23:.D23]))/2)^2+0.005^2)+0.0265" office:value-type="float" office:value="0.0376803398874996" calcext:value-type="float">
            <text:p>0.0376803398875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3127143395537" calcext:value-type="float">
            <text:p>2.43127143395537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33130427802608" calcext:value-type="float">
            <text:p>0.00331304278026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3733333333333" calcext:value-type="float">
            <text:p>11.37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60kHz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60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19.35" calcext:value-type="float">
            <text:p>19.35</text:p>
          </table:table-cell>
          <table:table-cell table:formula="of:=AVERAGE([.B4:.D4])" office:value-type="float" office:value="19.35" calcext:value-type="float">
            <text:p>19.35</text:p>
          </table:table-cell>
          <table:table-cell table:formula="of:=SQRT(((MAX([.B4:.D4])-MIN([.B4:.D4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6269241947579" calcext:value-type="float">
            <text:p>2.96269241947579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459948320413437" calcext:value-type="float">
            <text:p>0.00459948320413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9.35" calcext:value-type="float">
            <text:p>19.3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 office:value-type="float" office:value="15.9" calcext:value-type="float">
            <text:p>15.9</text:p>
          </table:table-cell>
          <table:table-cell table:formula="of:=AVERAGE([.B5:.D5])" office:value-type="float" office:value="15.9" calcext:value-type="float">
            <text:p>15.9</text:p>
          </table:table-cell>
          <table:table-cell table:formula="of:=SQRT(((MAX([.B5:.D5])-MIN([.B5:.D5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6631910922619" calcext:value-type="float">
            <text:p>2.76631910922619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559748427672956" calcext:value-type="float">
            <text:p>0.0055974842767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9" calcext:value-type="float">
            <text:p>15.9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float" office:value="14.35" calcext:value-type="float">
            <text:p>14.35</text:p>
          </table:table-cell>
          <table:table-cell table:formula="of:=AVERAGE([.B6:.D6])" office:value-type="float" office:value="14.35" calcext:value-type="float">
            <text:p>14.35</text:p>
          </table:table-cell>
          <table:table-cell table:formula="of:=SQRT(((MAX([.B6:.D6])-MIN([.B6:.D6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6374994220563" calcext:value-type="float">
            <text:p>2.66374994220563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62020905923345" calcext:value-type="float">
            <text:p>0.00620209059233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35" calcext:value-type="float">
            <text:p>14.3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3.45" calcext:value-type="float">
            <text:p>13.45</text:p>
          </table:table-cell>
          <table:table-cell table:formula="of:=AVERAGE([.B7:.D7])" office:value-type="float" office:value="13.4333333333333" calcext:value-type="float">
            <text:p>13.4333333333333</text:p>
          </table:table-cell>
          <table:table-cell table:formula="of:=SQRT(((MAX([.B7:.D7])-MIN([.B7:.D7]))/2)^2+0.005^2)+0.084" office:value-type="float" office:value="0.109495097567963" calcext:value-type="float">
            <text:p>0.109495097567963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59773918028453" calcext:value-type="float">
            <text:p>2.59773918028453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815099981895509" calcext:value-type="float">
            <text:p>0.00815099981895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4333333333333" calcext:value-type="float">
            <text:p>13.4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8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2.85" calcext:value-type="float">
            <text:p>12.85</text:p>
          </table:table-cell>
          <table:table-cell table:formula="of:=AVERAGE([.B8:.D8])" office:value-type="float" office:value="12.8166666666667" calcext:value-type="float">
            <text:p>12.8166666666667</text:p>
          </table:table-cell>
          <table:table-cell table:formula="of:=SQRT(((MAX([.B8:.D8])-MIN([.B8:.D8]))/2)^2+0.005^2)+0.084" office:value-type="float" office:value="0.109495097567963" calcext:value-type="float">
            <text:p>0.109495097567963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5074640728354" calcext:value-type="float">
            <text:p>2.55074640728354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854318056447049" calcext:value-type="float">
            <text:p>0.008543180564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8166666666667" calcext:value-type="float">
            <text:p>12.8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office:value-type="float" office:value="12.35" calcext:value-type="float">
            <text:p>12.35</text:p>
          </table:table-cell>
          <table:table-cell table:formula="of:=AVERAGE([.B9:.D9])" office:value-type="float" office:value="12.35" calcext:value-type="float">
            <text:p>12.35</text:p>
          </table:table-cell>
          <table:table-cell table:formula="of:=SQRT(((MAX([.B9:.D9])-MIN([.B9:.D9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1365606307399" calcext:value-type="float">
            <text:p>2.51365606307399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720647773279352" calcext:value-type="float">
            <text:p>0.00720647773279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35" calcext:value-type="float">
            <text:p>12.3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.05" calcext:value-type="float">
            <text:p>12.0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B10:.D10])" office:value-type="float" office:value="12.0166666666667" calcext:value-type="float">
            <text:p>12.0166666666667</text:p>
          </table:table-cell>
          <table:table-cell table:formula="of:=SQRT(((MAX([.B10:.D10])-MIN([.B10:.D10]))/2)^2+0.005^2)+0.084" office:value-type="float" office:value="0.109495097567964" calcext:value-type="float">
            <text:p>0.109495097567964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8629457506285" calcext:value-type="float">
            <text:p>2.48629457506285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911193599733406" calcext:value-type="float">
            <text:p>0.00911193599733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2.0166666666667" calcext:value-type="float">
            <text:p>12.0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75" calcext:value-type="float">
            <text:p>11.75</text:p>
          </table:table-cell>
          <table:table-cell table:formula="of:=AVERAGE([.B11:.D11])" office:value-type="float" office:value="11.7333333333333" calcext:value-type="float">
            <text:p>11.7333333333333</text:p>
          </table:table-cell>
          <table:table-cell table:formula="of:=SQRT(((MAX([.B11:.D11])-MIN([.B11:.D11]))/2)^2+0.005^2)+0.084" office:value-type="float" office:value="0.109495097567964" calcext:value-type="float">
            <text:p>0.109495097567964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6243379393594" calcext:value-type="float">
            <text:p>2.46243379393594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933196854272423" calcext:value-type="float">
            <text:p>0.00933196854272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7333333333333" calcext:value-type="float">
            <text:p>11.7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 office:value-type="float" office:value="11.5" calcext:value-type="float">
            <text:p>11.5</text:p>
          </table:table-cell>
          <table:table-cell table:formula="of:=AVERAGE([.B12:.D12])" office:value-type="float" office:value="11.5" calcext:value-type="float">
            <text:p>11.5</text:p>
          </table:table-cell>
          <table:table-cell table:formula="of:=SQRT(((MAX([.B12:.D12])-MIN([.B12:.D12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423470353692" calcext:value-type="float">
            <text:p>2.4423470353692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773913043478261" calcext:value-type="float">
            <text:p>0.00773913043478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5" calcext:value-type="float">
            <text:p>11.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3" calcext:value-type="float">
            <text:p>11.3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" calcext:value-type="float">
            <text:p>11.3</text:p>
          </table:table-cell>
          <table:table-cell table:formula="of:=AVERAGE([.B13:.D13])" office:value-type="float" office:value="11.3166666666667" calcext:value-type="float">
            <text:p>11.3166666666667</text:p>
          </table:table-cell>
          <table:table-cell table:formula="of:=SQRT(((MAX([.B13:.D13])-MIN([.B13:.D13]))/2)^2+0.005^2)+0.084" office:value-type="float" office:value="0.109495097567963" calcext:value-type="float">
            <text:p>0.109495097567963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262765653366" calcext:value-type="float">
            <text:p>2.4262765653366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967556090438557" calcext:value-type="float">
            <text:p>0.00967556090438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3166666666667" calcext:value-type="float">
            <text:p>11.3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25" calcext:value-type="float">
            <text:p>11.25</text:p>
          </table:table-cell>
          <table:table-cell office:value-type="float" office:value="11.3" calcext:value-type="float">
            <text:p>11.3</text:p>
          </table:table-cell>
          <table:table-cell office:value-type="float" office:value="11.25" calcext:value-type="float">
            <text:p>11.25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table:formula="of:=SQRT(((MAX([.B14:.D14])-MIN([.B14:.D14]))/2)^2+0.005^2)+0.084" office:value-type="float" office:value="0.109495097567964" calcext:value-type="float">
            <text:p>0.109495097567964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2184851382086" calcext:value-type="float">
            <text:p>2.42184851382086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971849978413884" calcext:value-type="float">
            <text:p>0.009718499784139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.15" calcext:value-type="float">
            <text:p>11.15</text:p>
          </table:table-cell>
          <table:table-cell office:value-type="float" office:value="11.2" calcext:value-type="float">
            <text:p>11.2</text:p>
          </table:table-cell>
          <table:table-cell office:value-type="float" office:value="11.15" calcext:value-type="float">
            <text:p>11.15</text:p>
          </table:table-cell>
          <table:table-cell table:formula="of:=AVERAGE([.B15:.D15])" office:value-type="float" office:value="11.1666666666667" calcext:value-type="float">
            <text:p>11.1666666666667</text:p>
          </table:table-cell>
          <table:table-cell table:formula="of:=SQRT(((MAX([.B15:.D15])-MIN([.B15:.D15]))/2)^2+0.005^2)+0.084" office:value-type="float" office:value="0.109495097567963" calcext:value-type="float">
            <text:p>0.109495097567963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41293315016291" calcext:value-type="float">
            <text:p>2.41293315016291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980553112548926" calcext:value-type="float">
            <text:p>0.009805531125489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1.1666666666667" calcext:value-type="float">
            <text:p>11.1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3" office:value-type="float" office:value="11.15" calcext:value-type="float">
            <text:p>11.15</text:p>
          </table:table-cell>
          <table:table-cell table:formula="of:=AVERAGE([.B16:.D16])" office:value-type="float" office:value="11.15" calcext:value-type="float">
            <text:p>11.15</text:p>
          </table:table-cell>
          <table:table-cell table:formula="of:=SQRT(((MAX([.B16:.D16])-MIN([.B16:.D16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41143949790613" calcext:value-type="float">
            <text:p>2.41143949790613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798206278026906" calcext:value-type="float">
            <text:p>0.007982062780269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1.15" calcext:value-type="float">
            <text:p>11.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1.05" calcext:value-type="float">
            <text:p>11.05</text:p>
          </table:table-cell>
          <table:table-cell table:formula="of:=AVERAGE([.B17:.D17])" office:value-type="float" office:value="11.0833333333333" calcext:value-type="float">
            <text:p>11.0833333333333</text:p>
          </table:table-cell>
          <table:table-cell table:formula="of:=SQRT(((MAX([.B17:.D17])-MIN([.B17:.D17]))/2)^2+0.005^2)+0.084" office:value-type="float" office:value="0.109495097567963" calcext:value-type="float">
            <text:p>0.109495097567963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40544247843375" calcext:value-type="float">
            <text:p>2.40544247843375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987925692342527" calcext:value-type="float">
            <text:p>0.00987925692342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1.0833333333333" calcext:value-type="float">
            <text:p>11.08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1.1" calcext:value-type="float">
            <text:p>11.1</text:p>
          </table:table-cell>
          <table:table-cell office:value-type="float" office:value="11.05" calcext:value-type="float">
            <text:p>11.05</text:p>
          </table:table-cell>
          <table:table-cell office:value-type="float" office:value="11.1" calcext:value-type="float">
            <text:p>11.1</text:p>
          </table:table-cell>
          <table:table-cell table:formula="of:=AVERAGE([.B18:.D18])" office:value-type="float" office:value="11.0833333333333" calcext:value-type="float">
            <text:p>11.0833333333333</text:p>
          </table:table-cell>
          <table:table-cell table:formula="of:=SQRT(((MAX([.B18:.D18])-MIN([.B18:.D18]))/2)^2+0.005^2)+0.084" office:value-type="float" office:value="0.109495097567963" calcext:value-type="float">
            <text:p>0.109495097567963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40544247843375" calcext:value-type="float">
            <text:p>2.40544247843375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987925692342527" calcext:value-type="float">
            <text:p>0.00987925692342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1.0833333333333" calcext:value-type="float">
            <text:p>11.08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3" office:value-type="float" office:value="11.05" calcext:value-type="float">
            <text:p>11.05</text:p>
          </table:table-cell>
          <table:table-cell table:formula="of:=AVERAGE([.B19:.D19])" office:value-type="float" office:value="11.05" calcext:value-type="float">
            <text:p>11.05</text:p>
          </table:table-cell>
          <table:table-cell table:formula="of:=SQRT(((MAX([.B19:.D19])-MIN([.B19:.D19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40243042796376" calcext:value-type="float">
            <text:p>2.40243042796376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805429864253394" calcext:value-type="float">
            <text:p>0.008054298642534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1.05" calcext:value-type="float">
            <text:p>11.0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table:formula="of:=AVERAGE([.B20:.D20])" office:value-type="float" office:value="11.0666666666667" calcext:value-type="float">
            <text:p>11.0666666666667</text:p>
          </table:table-cell>
          <table:table-cell table:formula="of:=SQRT(((MAX([.B20:.D20])-MIN([.B20:.D20]))/2)^2+0.005^2)+0.084" office:value-type="float" office:value="0.134249378105604" calcext:value-type="float">
            <text:p>0.134249378105604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40393758725433" calcext:value-type="float">
            <text:p>2.40393758725433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121309679011088" calcext:value-type="float">
            <text:p>0.01213096790110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1.0666666666667" calcext:value-type="float">
            <text:p>11.0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3" office:value-type="float" office:value="11.05" calcext:value-type="float">
            <text:p>11.05</text:p>
          </table:table-cell>
          <table:table-cell table:formula="of:=AVERAGE([.B21:.D21])" office:value-type="float" office:value="11.05" calcext:value-type="float">
            <text:p>11.05</text:p>
          </table:table-cell>
          <table:table-cell table:formula="of:=SQRT(((MAX([.B21:.D21])-MIN([.B21:.D21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40243042796376" calcext:value-type="float">
            <text:p>2.40243042796376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805429864253394" calcext:value-type="float">
            <text:p>0.00805429864253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1.05" calcext:value-type="float">
            <text:p>11.0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1.1" calcext:value-type="float">
            <text:p>11.1</text:p>
          </table:table-cell>
          <table:table-cell table:formula="of:=AVERAGE([.B22:.D22])" office:value-type="float" office:value="11.1333333333333" calcext:value-type="float">
            <text:p>11.1333333333333</text:p>
          </table:table-cell>
          <table:table-cell table:formula="of:=SQRT(((MAX([.B22:.D22])-MIN([.B22:.D22]))/2)^2+0.005^2)+0.084" office:value-type="float" office:value="0.109495097567964" calcext:value-type="float">
            <text:p>0.109495097567964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40994361131454" calcext:value-type="float">
            <text:p>2.40994361131454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983488900311056" calcext:value-type="float">
            <text:p>0.009834889003111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1.1333333333333" calcext:value-type="float">
            <text:p>11.1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 office:value-type="float" office:value="11.15" calcext:value-type="float">
            <text:p>11.15</text:p>
          </table:table-cell>
          <table:table-cell table:formula="of:=AVERAGE([.B23:.D23])" office:value-type="float" office:value="11.15" calcext:value-type="float">
            <text:p>11.15</text:p>
          </table:table-cell>
          <table:table-cell table:formula="of:=SQRT(((MAX([.B23:.D23])-MIN([.B23:.D23]))/2)^2+0.005^2)+0.084" office:value-type="float" office:value="0.089" calcext:value-type="float">
            <text:p>0.089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1143949790613" calcext:value-type="float">
            <text:p>2.41143949790613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798206278026906" calcext:value-type="float">
            <text:p>0.00798206278026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15" calcext:value-type="float">
            <text:p>11.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100kHz" table:style-name="ta5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10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19.3" calcext:value-type="float">
            <text:p>19.3</text:p>
          </table:table-cell>
          <table:table-cell table:formula="of:=AVERAGE([.B4:.D4])" office:value-type="float" office:value="19.3666666666667" calcext:value-type="float">
            <text:p>19.3666666666667</text:p>
          </table:table-cell>
          <table:table-cell table:formula="of:=SQRT(((MAX([.B4:.D4])-MIN([.B4:.D4]))/2)^2+0.005^2)+0.000032" office:value-type="float" office:value="0.0502813781056034" calcext:value-type="float">
            <text:p>0.050281378105603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6355337518976" calcext:value-type="float">
            <text:p>2.96355337518976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25962845837661" calcext:value-type="float">
            <text:p>0.00259628458376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9.3666666666667" calcext:value-type="float">
            <text:p>19.3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502493781056034" calcext:value-type="float">
            <text:p>0.050249378105603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5.9" calcext:value-type="float">
            <text:p>15.9</text:p>
          </table:table-cell>
          <table:table-cell table:formula="of:=AVERAGE([.B5:.D5])" office:value-type="float" office:value="15.8666666666667" calcext:value-type="float">
            <text:p>15.8666666666667</text:p>
          </table:table-cell>
          <table:table-cell table:formula="of:=SQRT(((MAX([.B5:.D5])-MIN([.B5:.D5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6422047256926" calcext:value-type="float">
            <text:p>2.76422047256926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316899441842044" calcext:value-type="float">
            <text:p>0.0031689944184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8666666666667" calcext:value-type="float">
            <text:p>15.8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4" calcext:value-type="float">
            <text:p>14.4</text:p>
          </table:table-cell>
          <table:table-cell table:formula="of:=AVERAGE([.B6:.D6])" office:value-type="float" office:value="14.3666666666667" calcext:value-type="float">
            <text:p>14.3666666666667</text:p>
          </table:table-cell>
          <table:table-cell table:formula="of:=SQRT(((MAX([.B6:.D6])-MIN([.B6:.D6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6491070844159" calcext:value-type="float">
            <text:p>2.66491070844159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349986390526248" calcext:value-type="float">
            <text:p>0.00349986390526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3666666666667" calcext:value-type="float">
            <text:p>14.3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4" calcext:value-type="float">
            <text:p>13.4</text:p>
          </table:table-cell>
          <table:table-cell table:formula="of:=AVERAGE([.B7:.D7])" office:value-type="float" office:value="13.4666666666667" calcext:value-type="float">
            <text:p>13.4666666666667</text:p>
          </table:table-cell>
          <table:table-cell table:formula="of:=SQRT(((MAX([.B7:.D7])-MIN([.B7:.D7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60021749629899" calcext:value-type="float">
            <text:p>2.60021749629899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373376570091121" calcext:value-type="float">
            <text:p>0.00373376570091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4666666666667" calcext:value-type="float">
            <text:p>13.4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9" calcext:value-type="float">
            <text:p>13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table:formula="of:=AVERAGE([.B8:.D8])" office:value-type="float" office:value="12.8666666666667" calcext:value-type="float">
            <text:p>12.8666666666667</text:p>
          </table:table-cell>
          <table:table-cell table:formula="of:=SQRT(((MAX([.B8:.D8])-MIN([.B8:.D8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5463998780268" calcext:value-type="float">
            <text:p>2.55463998780268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390787912737857" calcext:value-type="float">
            <text:p>0.00390787912737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8666666666667" calcext:value-type="float">
            <text:p>12.8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office:value-type="float" office:value="12.4" calcext:value-type="float">
            <text:p>12.4</text:p>
          </table:table-cell>
          <table:table-cell table:formula="of:=AVERAGE([.B9:.D9])" office:value-type="float" office:value="12.4" calcext:value-type="float">
            <text:p>12.4</text:p>
          </table:table-cell>
          <table:table-cell table:formula="of:=SQRT(((MAX([.B9:.D9])-MIN([.B9:.D9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1769647261099" calcext:value-type="float">
            <text:p>2.51769647261099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0405806451612903" calcext:value-type="float">
            <text:p>0.00040580645161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4" calcext:value-type="float">
            <text:p>12.4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 office:value-type="float" office:value="12.1" calcext:value-type="float">
            <text:p>12.1</text:p>
          </table:table-cell>
          <table:table-cell table:formula="of:=AVERAGE([.B10:.D10])" office:value-type="float" office:value="12.1" calcext:value-type="float">
            <text:p>12.1</text:p>
          </table:table-cell>
          <table:table-cell table:formula="of:=SQRT(((MAX([.B10:.D10])-MIN([.B10:.D10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932054526027" calcext:value-type="float">
            <text:p>2.4932054526027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0415867768595041" calcext:value-type="float">
            <text:p>0.00041586776859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2.1" calcext:value-type="float">
            <text:p>12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 office:value-type="float" office:value="11.8" calcext:value-type="float">
            <text:p>11.8</text:p>
          </table:table-cell>
          <table:table-cell table:formula="of:=AVERAGE([.B11:.D11])" office:value-type="float" office:value="11.8" calcext:value-type="float">
            <text:p>11.8</text:p>
          </table:table-cell>
          <table:table-cell table:formula="of:=SQRT(((MAX([.B11:.D11])-MIN([.B11:.D11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6809953147162" calcext:value-type="float">
            <text:p>2.46809953147162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0426440677966102" calcext:value-type="float">
            <text:p>0.00042644067796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8" calcext:value-type="float">
            <text:p>11.8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5" calcext:value-type="float">
            <text:p>11.5</text:p>
          </table:table-cell>
          <table:table-cell table:formula="of:=AVERAGE([.B12:.D12])" office:value-type="float" office:value="11.5333333333333" calcext:value-type="float">
            <text:p>11.5333333333333</text:p>
          </table:table-cell>
          <table:table-cell table:formula="of:=SQRT(((MAX([.B12:.D12])-MIN([.B12:.D12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4524139339557" calcext:value-type="float">
            <text:p>2.44524139339557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435965706117956" calcext:value-type="float">
            <text:p>0.0043596570611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5333333333333" calcext:value-type="float">
            <text:p>11.5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 office:value-type="float" office:value="11.4" calcext:value-type="float">
            <text:p>11.4</text:p>
          </table:table-cell>
          <table:table-cell table:formula="of:=AVERAGE([.B13:.D13])" office:value-type="float" office:value="11.4" calcext:value-type="float">
            <text:p>11.4</text:p>
          </table:table-cell>
          <table:table-cell table:formula="of:=SQRT(((MAX([.B13:.D13])-MIN([.B13:.D13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3361335540045" calcext:value-type="float">
            <text:p>2.43361335540045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044140350877193" calcext:value-type="float">
            <text:p>0.00044140350877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4" calcext:value-type="float">
            <text:p>11.4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3" calcext:value-type="float">
            <text:p>11.3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table:formula="of:=SQRT(((MAX([.B14:.D14])-MIN([.B14:.D14]))/2)^2+0.005^2)+0.000032" office:value-type="float" office:value="0.0502813781056052" calcext:value-type="float">
            <text:p>0.050281378105605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2184851382086" calcext:value-type="float">
            <text:p>2.42184851382086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446284421055667" calcext:value-type="float">
            <text:p>0.00446284421055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502493781056052" calcext:value-type="float">
            <text:p>0.050249378105605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3" office:value-type="float" office:value="11.2" calcext:value-type="float">
            <text:p>11.2</text:p>
          </table:table-cell>
          <table:table-cell table:formula="of:=AVERAGE([.B15:.D15])" office:value-type="float" office:value="11.2" calcext:value-type="float">
            <text:p>11.2</text:p>
          </table:table-cell>
          <table:table-cell table:formula="of:=SQRT(((MAX([.B15:.D15])-MIN([.B15:.D15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41591377830105" calcext:value-type="float">
            <text:p>2.41591377830105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0449285714285714" calcext:value-type="float">
            <text:p>0.00044928571428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1.2" calcext:value-type="float">
            <text:p>11.2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11.1" calcext:value-type="float">
            <text:p>11.1</text:p>
          </table:table-cell>
          <table:table-cell table:formula="of:=AVERAGE([.B16:.D16])" office:value-type="float" office:value="11.1666666666667" calcext:value-type="float">
            <text:p>11.1666666666667</text:p>
          </table:table-cell>
          <table:table-cell table:formula="of:=SQRT(((MAX([.B16:.D16])-MIN([.B16:.D16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41293315016291" calcext:value-type="float">
            <text:p>2.41293315016291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450280997960635" calcext:value-type="float">
            <text:p>0.00450280997960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1.1666666666667" calcext:value-type="float">
            <text:p>11.1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17:.D17])" office:value-type="float" office:value="11.1" calcext:value-type="float">
            <text:p>11.1</text:p>
          </table:table-cell>
          <table:table-cell table:formula="of:=SQRT(((MAX([.B17:.D17])-MIN([.B17:.D17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40694510831829" calcext:value-type="float">
            <text:p>2.40694510831829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0453333333333333" calcext:value-type="float">
            <text:p>0.00045333333333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18:.D18])" office:value-type="float" office:value="11.1" calcext:value-type="float">
            <text:p>11.1</text:p>
          </table:table-cell>
          <table:table-cell table:formula="of:=SQRT(((MAX([.B18:.D18])-MIN([.B18:.D18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40694510831829" calcext:value-type="float">
            <text:p>2.40694510831829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0453333333333333" calcext:value-type="float">
            <text:p>0.000453333333333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19:.D19])" office:value-type="float" office:value="11.1" calcext:value-type="float">
            <text:p>11.1</text:p>
          </table:table-cell>
          <table:table-cell table:formula="of:=SQRT(((MAX([.B19:.D19])-MIN([.B19:.D19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40694510831829" calcext:value-type="float">
            <text:p>2.40694510831829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0453333333333333" calcext:value-type="float">
            <text:p>0.000453333333333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table:formula="of:=AVERAGE([.B20:.D20])" office:value-type="float" office:value="11.0333333333333" calcext:value-type="float">
            <text:p>11.0333333333333</text:p>
          </table:table-cell>
          <table:table-cell table:formula="of:=SQRT(((MAX([.B20:.D20])-MIN([.B20:.D20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40092099371491" calcext:value-type="float">
            <text:p>2.40092099371491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45572246017164" calcext:value-type="float">
            <text:p>0.004557224601716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1.0333333333333" calcext:value-type="float">
            <text:p>11.0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table:formula="of:=AVERAGE([.B21:.D21])" office:value-type="float" office:value="11.0333333333333" calcext:value-type="float">
            <text:p>11.0333333333333</text:p>
          </table:table-cell>
          <table:table-cell table:formula="of:=SQRT(((MAX([.B21:.D21])-MIN([.B21:.D21]))/2)^2+0.005^2)+0.000032" office:value-type="float" office:value="0.0502813781056043" calcext:value-type="float">
            <text:p>0.050281378105604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40092099371491" calcext:value-type="float">
            <text:p>2.40092099371491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45572246017164" calcext:value-type="float">
            <text:p>0.00455722460171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1.0333333333333" calcext:value-type="float">
            <text:p>11.0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22:.D22])" office:value-type="float" office:value="11.1" calcext:value-type="float">
            <text:p>11.1</text:p>
          </table:table-cell>
          <table:table-cell table:formula="of:=SQRT(((MAX([.B22:.D22])-MIN([.B22:.D22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40694510831829" calcext:value-type="float">
            <text:p>2.40694510831829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0453333333333333" calcext:value-type="float">
            <text:p>0.00045333333333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23:.D23])" office:value-type="float" office:value="11.1" calcext:value-type="float">
            <text:p>11.1</text:p>
          </table:table-cell>
          <table:table-cell table:formula="of:=SQRT(((MAX([.B23:.D23])-MIN([.B23:.D23]))/2)^2+0.005^2)+0.000032" office:value-type="float" office:value="0.005032" calcext:value-type="float">
            <text:p>0.005032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0694510831829" calcext:value-type="float">
            <text:p>2.40694510831829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0453333333333333" calcext:value-type="float">
            <text:p>0.00045333333333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4:51:43.156104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24_20_5kHz" style:display-name="PageStyle_D24 5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4_20_100kHz" style:display-name="PageStyle_D24 10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4_20_10_20_kHz" style:display-name="PageStyle_D24 10 kH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24_20_30kHz" style:display-name="PageStyle_D24 3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4_20_60kHz" style:display-name="PageStyle_D24 60k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8-02-08T14:57:12.858895697</dc:date>
    <meta:generator>LibreOffice/5.3.6.1$Linux_X86_64 LibreOffice_project/30$Build-1</meta:generator>
    <meta:editing-duration>PT12M12S</meta:editing-duration>
    <meta:editing-cycles>4</meta:editing-cycles>
    <meta:document-statistic meta:table-count="5" meta:cell-count="14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